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3" text:anchor-type="page" text:anchor-page-number="1" svg:x="11.01mm" svg:y="199.99mm" svg:width="188mm" svg:height="89.01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11.01mm" svg:y="105.5mm" svg:width="188mm" svg:height="89.01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11.01mm" svg:y="11.01mm" svg:width="188mm" svg:height="89.01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88mm" svg:height="89.01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11.01mm" fo:margin-bottom="0mm" fo:margin-left="11.01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6T17:13:49.842000000</meta:creation-date>
    <meta:editing-cycles>1</meta:editing-cycles>
    <meta:editing-duration>PT57S</meta:editing-duration>
    <dc:title>Ryfilm 8024</dc:title>
    <dc:date>2022-08-26T17:14:46.475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